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678" officeooo:paragraph-rsid="0002f678"/>
    </style:style>
    <style:style style:name="P2" style:family="paragraph" style:parent-style-name="Standard">
      <style:text-properties officeooo:rsid="000562b2" officeooo:paragraph-rsid="000562b2"/>
    </style:style>
    <style:style style:name="P3" style:family="paragraph" style:parent-style-name="Standard">
      <style:text-properties officeooo:rsid="0018a255" officeooo:paragraph-rsid="0018a255"/>
    </style:style>
    <style:style style:name="P4" style:family="paragraph" style:parent-style-name="Standard">
      <style:text-properties officeooo:rsid="0002f678" officeooo:paragraph-rsid="001ed6d9"/>
    </style:style>
    <style:style style:name="P5" style:family="paragraph" style:parent-style-name="Standard">
      <style:text-properties officeooo:paragraph-rsid="001f1c80"/>
    </style:style>
    <style:style style:name="T1" style:family="text">
      <style:text-properties officeooo:rsid="000398df"/>
    </style:style>
    <style:style style:name="T2" style:family="text">
      <style:text-properties officeooo:rsid="000562b2"/>
    </style:style>
    <style:style style:name="T3" style:family="text">
      <style:text-properties officeooo:rsid="00065dc8"/>
    </style:style>
    <style:style style:name="T4" style:family="text">
      <style:text-properties officeooo:rsid="0006c36b"/>
    </style:style>
    <style:style style:name="T5" style:family="text">
      <style:text-properties officeooo:rsid="00080625"/>
    </style:style>
    <style:style style:name="T6" style:family="text">
      <style:text-properties officeooo:rsid="0009e7f3"/>
    </style:style>
    <style:style style:name="T7" style:family="text">
      <style:text-properties officeooo:rsid="000c242f"/>
    </style:style>
    <style:style style:name="T8" style:family="text">
      <style:text-properties officeooo:rsid="000df408"/>
    </style:style>
    <style:style style:name="T9" style:family="text">
      <style:text-properties officeooo:rsid="000f5675"/>
    </style:style>
    <style:style style:name="T10" style:family="text">
      <style:text-properties officeooo:rsid="00105154"/>
    </style:style>
    <style:style style:name="T11" style:family="text">
      <style:text-properties officeooo:rsid="0012068c"/>
    </style:style>
    <style:style style:name="T12" style:family="text">
      <style:text-properties officeooo:rsid="0014ba90"/>
    </style:style>
    <style:style style:name="T13" style:family="text">
      <style:text-properties officeooo:rsid="00151f49"/>
    </style:style>
    <style:style style:name="T14" style:family="text">
      <style:text-properties officeooo:rsid="0015eaac"/>
    </style:style>
    <style:style style:name="T15" style:family="text">
      <style:text-properties officeooo:rsid="0016db63"/>
    </style:style>
    <style:style style:name="T16" style:family="text">
      <style:text-properties officeooo:rsid="0017a65b"/>
    </style:style>
    <style:style style:name="T17" style:family="text">
      <style:text-properties officeooo:rsid="001867b1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1867b1"/>
    </style:style>
    <style:style style:name="T20" style:family="text">
      <style:text-properties style:text-position="0% 100%" officeooo:rsid="001b7a9a"/>
    </style:style>
    <style:style style:name="T21" style:family="text">
      <style:text-properties officeooo:rsid="0018a255"/>
    </style:style>
    <style:style style:name="T22" style:family="text">
      <style:text-properties officeooo:rsid="001a3e94"/>
    </style:style>
    <style:style style:name="T23" style:family="text">
      <style:text-properties officeooo:rsid="001b7a9a"/>
    </style:style>
    <style:style style:name="T24" style:family="text">
      <style:text-properties style:text-position="sub 58%" officeooo:rsid="001b7a9a"/>
    </style:style>
    <style:style style:name="T25" style:family="text">
      <style:text-properties officeooo:rsid="001b9658"/>
    </style:style>
    <style:style style:name="T26" style:family="text">
      <style:text-properties officeooo:rsid="001ed6d9"/>
    </style:style>
    <style:style style:name="T27" style:family="text">
      <style:text-properties officeooo:rsid="001f1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 : <text:a xlink:type="simple" xlink:href="https://zestedesavoir.com/tutoriels/1760/un-peu-de-machine-learning-avec-les-svm/" text:style-name="Internet_20_link" text:visited-style-name="Visited_20_Internet_20_Link">https://zestedesavoir.com/tutoriels/1760/un-peu-de-machine-learning-avec-les-svm/</text:a></text:p>
      <text:p text:style-name="P3"/>
      <text:p text:style-name="P1">Fichier reconnaître,py</text:p>
      <text:p text:style-name="P1"/>
      <text:p text:style-name="P1">L’objectif de cette partie est d’effectuer un appel automatique des individus d’un établissement donné. <text:span text:style-name="T3">N</text:span>ous avons opté pour deux sous parties majeures  que nous allons les détailler dans les sous-parties ci-dessous ; la gestion de la base de données en utilisant MySQL sous python dans un premier temps et, la reconnaissance faciale en utilisant l’<text:span text:style-name="T1">API</text:span> face_recognition.</text:p>
      <text:p text:style-name="P2"/>
      <text:p text:style-name="P1">Gestion de la base de données</text:p>
      <text:p text:style-name="P1"/>
      <text:p text:style-name="P1"/>
      <text:p text:style-name="P1">Détection et reconnaissance faciale</text:p>
      <text:p text:style-name="P4"><text:span text:style-name="T3">l’API, évoquée ci-dessus, est construite</text:span><text:span text:style-name="T1"> à l’aide des algorithmes de reconnaissance faciale de la </text:span><text:span text:style-name="T2">bibliothèque logicielle</text:span><text:span text:style-name="T1"> dlib,</text:span> <text:span text:style-name="T3">Elle</text:span><text:span text:style-name="T2"> permet de générer des encodages du visage détecté, se trouvant dans le répertoire faces, En effet, </text:span><text:span text:style-name="T3">pour représenter un visage donné, on lui affecte un encodage à l’aide d’un ensemble de 128 mesures générées par la machine . Ainsi, deux individus différents ne possèdent pas un même encodage mais deux images différentes, pour un même individu, possèdent le même encodage, </text:span></text:p>
      <text:p text:style-name="P4"><text:span text:style-name="T4">P</text:span><text:span text:style-name="T3">our comparer </text:span><text:span text:style-name="T4">le visage détecté par la caméra et les visages présents dans le répertoire faces</text:span><text:span text:style-name="T3">, l’</text:span><text:span text:style-name="T4">API</text:span><text:span text:style-name="T3"> utilise </text:span><text:span text:style-name="T4">u</text:span><text:span text:style-name="T3">n classificateur SVM linéaire </text:span><text:span text:style-name="T5">utilisant donc une séparation linéaire des données. Il est primordial de fournir à SVM des données d’entraînement c’est-à-dire les images </text:span><text:span text:style-name="T26">de type </text:span><text:span text:style-name="T5">.jpg <text:s/>de</text:span><text:span text:style-name="T6">(s)</text:span><text:span text:style-name="T5"> </text:span><text:span text:style-name="T6">(l’)</text:span><text:span text:style-name="T5">individu</text:span><text:span text:style-name="T6">(s)</text:span><text:span text:style-name="T5"> inscrits dans l’établissement. </text:span></text:p>
      <text:p text:style-name="P4"><text:span text:style-name="T6">A partir de cet entraînement, le SVM est maintenant capable de reconnaître la personne détectée grâce à la frontière de données qu’il construi</text:span><text:span text:style-name="T26">t</text:span><text:span text:style-name="T6">, </text:span><text:span text:style-name="T7">qui n’est pas forcément une solution optimale et qui n’est pas la seule solution possible à trouver, </text:span><text:span text:style-name="T9">aprés (ou non) avoir trouvé une transformation pour classer </text:span><text:span text:style-name="T10">les images. </text:span><text:span text:style-name="T11">Cette transformation s’appelle kernel trick.</text:span><text:span text:style-name="T7"> </text:span><text:span text:style-name="T8">Nous avons décidé de ne fournir qu’au plus deux images par individu parce que le SVM n’est efficace que si le nombre de données n’est pas grand. </text:span></text:p>
      <text:p text:style-name="P5"><text:span text:style-name="T22">Par exemple, le SVM va détecter un visage avec</text:span><text:span text:style-name="T13"> une</text:span><text:span text:style-name="T12"> dimension </text:span><text:span text:style-name="T13">de</text:span><text:span text:style-name="T12"> 199*200 pixels c’est-à-dire</text:span><text:span text:style-name="T13"> un objet de dimension n=39800. <text:s/></text:span><text:span text:style-name="T15">En se plaçant dans </text:span>R<text:span text:style-name="T18">n</text:span>, <text:span text:style-name="T15">l</text:span><text:span text:style-name="T14">e SVM calcule un hyperplan vectoriel, </text:span><text:span text:style-name="T25">maximisant la distance entre les vecteurs d’entraînement (vecteurs supports) et l’hyperplan,</text:span><text:span text:style-name="T14"> </text:span><text:span text:style-name="T15">afin de séparer les données </text:span><text:span text:style-name="T22">caractérisant les </text:span><text:span text:style-name="T27">images</text:span><text:span text:style-name="T22"> dans le dossier faces</text:span><text:span text:style-name="T15">,</text:span><text:span text:style-name="T14"> d’équation s1*x1+s2*x2+s3*x3,,,+xn*sn=0 </text:span><text:span text:style-name="T16">de </text:span><text:span text:style-name="T17">vecteur (</text:span><text:span text:style-name="T16">vecteur de poids</text:span><text:span text:style-name="T17">)</text:span><text:span text:style-name="T16"> s=(s1,…,sn)</text:span><text:span text:style-name="T14">, et </text:span><text:span text:style-name="T17">un </text:span><text:span text:style-name="T16">réel (biais) </text:span><text:span text:style-name="T17">k</text:span><text:span text:style-name="T14">. </text:span><text:span text:style-name="T17">Pour classer le fichier </text:span><text:span text:style-name="T12">« slim-khi,jpg » </text:span><text:span text:style-name="T17">avec un vecteur de x=(a1,a2…,a</text:span><text:span text:style-name="T21">n</text:span><text:span text:style-name="T17">), le SVM évalue le résultat de l’équation suivante : f(x) = s</text:span><text:span text:style-name="T19">T</text:span><text:span text:style-name="T17">*x+k. </text:span><text:span text:style-name="T21">Si f(x) </text:span>≥ 0 <text:span text:style-name="T21">alors le visage détecté fait partie du premier coté de l’hyperplan sinon du second coté de l’hyperplan. </text:span></text:p>
      <text:p text:style-name="P5"><text:span text:style-name="T23">Lors de l’entraînement, le but du classificateur SVM est de retrouver un vecteur de poids s et un biais k de sorte que f(x)*l</text:span><text:span text:style-name="T24">k </text:span><text:span text:style-name="T20">≥ 0 avec l</text:span><text:span text:style-name="T24">k </text:span><text:span text:style-name="T20">= 1 si le visage détecté appartient à la première catégorie sinon <text:s/>l</text:span><text:span text:style-name="T24">k</text:span><text:span text:style-name="T20">=-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3:29:02.237222869</meta:creation-date>
    <dc:date>2022-03-24T19:18:40.071209267</dc:date>
    <meta:editing-duration>PT10H22M51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35" meta:character-count="2834" meta:non-whitespace-character-count="2401"/>
  </office:meta>
</office:document-meta>
</file>